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Konektivitas Basis Data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tamam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ySQ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pa itu MySQL?</text:p>
              </text:list-item>
              <text:list-item>
                <text:p>MySQLi Hanya dapat berkomunikasi dengan MySQ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Bagaimana CRUD-nya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05:57:27.594302764</meta:creation-date>
    <meta:editing-duration>PT12M23S</meta:editing-duration>
    <meta:editing-cycles>3</meta:editing-cycles>
    <meta:generator>LibreOffice/5.3.1.2$Linux_X86_64 LibreOffice_project/30m0$Build-2</meta:generator>
    <meta:initial-creator>P Tamami</meta:initial-creator>
    <dc:date>2018-02-08T06:09:51.085790672</dc:date>
    <dc:creator>P Tamami</dc:creator>
    <meta:document-statistic meta:object-count="5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